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enderedImage.getNumYT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Ma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RenderedImage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XToTileX( int x , int tileGridXOffset , int tile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RenderedImage.getMaxTil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Colo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Min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RenderedImage.tileXToX( int tx , int tileGridXOffset , int tile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MinTil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TileGridY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Samp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tileYToY( int 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RenderedImage.getMa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YToTileY( int y , int tileGridYOffset , int tile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RenderedImage.getNumXT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tileYToY( int ty , int tileGridYOffset , int tile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PropertyNames( String 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RenderedImage.getMi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YToTileY(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TileGridX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Til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RenderedImage.tileXToX( int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Til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copyData( WritableRaster d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impleRenderedImage.getMaxTil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Data( Rectangle boun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impleRenderedImage.XToTileX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getMinTil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nderedImage.SimpleRendered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